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2pt" officeooo:rsid="000e0b8b" officeooo:paragraph-rsid="000e0b8b" style:font-size-asian="19.25pt" style:font-size-complex="22pt"/>
    </style:style>
    <style:style style:name="P2" style:family="paragraph" style:parent-style-name="Standard">
      <style:paragraph-properties fo:line-height="150%"/>
      <style:text-properties fo:font-size="22pt" officeooo:rsid="000e0b8b" officeooo:paragraph-rsid="000e0b8b" style:font-size-asian="19.25pt" style:font-size-complex="22pt"/>
    </style:style>
    <style:style style:name="P3" style:family="paragraph" style:parent-style-name="Standard">
      <style:paragraph-properties fo:text-align="center" style:justify-single-word="false"/>
      <style:text-properties fo:font-size="22pt" officeooo:rsid="000e0b8b" officeooo:paragraph-rsid="000e0b8b" style:font-size-asian="19.25pt" style:font-size-complex="22pt"/>
    </style:style>
    <style:style style:name="P4" style:family="paragraph" style:parent-style-name="Standard">
      <style:paragraph-properties fo:line-height="150%" fo:text-align="start" style:justify-single-word="false"/>
      <style:text-properties fo:font-size="14pt" officeooo:rsid="00129b34" officeooo:paragraph-rsid="00129b34" style:font-size-asian="12.25pt" style:font-size-complex="14pt"/>
    </style:style>
    <style:style style:name="P5" style:family="paragraph" style:parent-style-name="Standard">
      <style:paragraph-properties fo:line-height="150%" fo:text-align="justify" style:justify-single-word="false"/>
      <style:text-properties fo:font-size="14pt" officeooo:rsid="00129b34" officeooo:paragraph-rsid="00129b34" style:font-size-asian="12.25pt" style:font-size-complex="14pt"/>
    </style:style>
    <style:style style:name="P6" style:family="paragraph" style:parent-style-name="Standard">
      <style:paragraph-properties fo:line-height="150%" fo:text-align="justify" style:justify-single-word="false">
        <style:tab-stops>
          <style:tab-stop style:position="7.324cm"/>
        </style:tab-stops>
      </style:paragraph-properties>
      <style:text-properties fo:font-size="14pt" officeooo:rsid="000e0b8b" officeooo:paragraph-rsid="00236a3d" style:font-size-asian="12.25pt" style:font-size-complex="14pt"/>
    </style:style>
    <style:style style:name="P7" style:family="paragraph" style:parent-style-name="Standard">
      <style:paragraph-properties fo:line-height="150%" fo:text-align="justify" style:justify-single-word="false"/>
      <style:text-properties fo:font-size="14pt" officeooo:rsid="001abd34" officeooo:paragraph-rsid="001abd34" style:font-size-asian="12.25pt" style:font-size-complex="14pt"/>
    </style:style>
    <style:style style:name="P8" style:family="paragraph" style:parent-style-name="Standard">
      <style:paragraph-properties fo:line-height="150%" fo:text-align="justify" style:justify-single-word="false"/>
      <style:text-properties fo:font-size="14pt" officeooo:rsid="001c2962" officeooo:paragraph-rsid="001d06db" style:font-size-asian="12.25pt" style:font-size-complex="14pt"/>
    </style:style>
    <style:style style:name="P9" style:family="paragraph" style:parent-style-name="Standard">
      <style:paragraph-properties fo:line-height="150%" fo:text-align="justify" style:justify-single-word="false"/>
      <style:text-properties fo:font-size="14pt" officeooo:rsid="001c2962" officeooo:paragraph-rsid="0035c662" style:font-size-asian="12.25pt" style:font-size-complex="14pt"/>
    </style:style>
    <style:style style:name="P10" style:family="paragraph" style:parent-style-name="Standard">
      <style:paragraph-properties fo:line-height="150%" fo:text-align="justify" style:justify-single-word="false"/>
      <style:text-properties fo:font-size="14pt" officeooo:rsid="0026e0d9" officeooo:paragraph-rsid="0026e0d9" style:font-size-asian="12.25pt" style:font-size-complex="14pt"/>
    </style:style>
    <style:style style:name="P11" style:family="paragraph" style:parent-style-name="Standard">
      <style:paragraph-properties fo:line-height="150%" fo:text-align="justify" style:justify-single-word="false"/>
      <style:text-properties fo:font-size="14pt" officeooo:rsid="0028e0ca" officeooo:paragraph-rsid="0028e0ca" style:font-size-asian="12.25pt" style:font-size-complex="14pt"/>
    </style:style>
    <style:style style:name="P12" style:family="paragraph" style:parent-style-name="Standard">
      <style:paragraph-properties fo:line-height="150%" fo:text-align="justify" style:justify-single-word="false"/>
      <style:text-properties fo:font-size="14pt" officeooo:rsid="0028e0ca" officeooo:paragraph-rsid="002b72fe" style:font-size-asian="12.25pt" style:font-size-complex="14pt"/>
    </style:style>
    <style:style style:name="P13" style:family="paragraph" style:parent-style-name="Standard">
      <style:paragraph-properties fo:line-height="150%" fo:text-align="end" style:justify-single-word="false"/>
      <style:text-properties fo:font-size="14pt" officeooo:rsid="0028e0ca" officeooo:paragraph-rsid="002b72fe" style:font-size-asian="12.25pt" style:font-size-complex="14pt"/>
    </style:style>
    <style:style style:name="P14" style:family="paragraph" style:parent-style-name="Standard">
      <style:paragraph-properties fo:line-height="150%" fo:text-align="justify" style:justify-single-word="false"/>
      <style:text-properties fo:font-size="14pt" officeooo:rsid="00310c74" officeooo:paragraph-rsid="00310c74" style:font-size-asian="12.25pt" style:font-size-complex="14pt"/>
    </style:style>
    <style:style style:name="P15" style:family="paragraph" style:parent-style-name="Standard">
      <style:paragraph-properties fo:line-height="150%" fo:text-align="justify" style:justify-single-word="false"/>
      <style:text-properties fo:font-size="14pt" officeooo:rsid="003b0e98" officeooo:paragraph-rsid="003b0e98" style:font-size-asian="12.25pt" style:font-size-complex="14pt"/>
    </style:style>
    <style:style style:name="P16" style:family="paragraph" style:parent-style-name="Standard">
      <style:paragraph-properties fo:line-height="150%" fo:text-align="justify" style:justify-single-word="false"/>
      <style:text-properties fo:font-size="14pt" officeooo:rsid="0046c45b" officeooo:paragraph-rsid="0046c45b" style:font-size-asian="12.25pt" style:font-size-complex="14pt"/>
    </style:style>
    <style:style style:name="P17" style:family="paragraph" style:parent-style-name="Standard">
      <style:paragraph-properties fo:line-height="150%" fo:text-align="justify" style:justify-single-word="false"/>
      <style:text-properties fo:font-size="14pt" officeooo:rsid="0048b758" officeooo:paragraph-rsid="0048b758" style:font-size-asian="12.25pt" style:font-size-complex="14pt"/>
    </style:style>
    <style:style style:name="P18" style:family="paragraph" style:parent-style-name="Standard">
      <style:paragraph-properties fo:line-height="150%" fo:text-align="justify" style:justify-single-word="false"/>
      <style:text-properties fo:font-size="14pt" officeooo:rsid="004b209d" officeooo:paragraph-rsid="004b209d" style:font-size-asian="12.25pt" style:font-size-complex="14pt"/>
    </style:style>
    <style:style style:name="P19" style:family="paragraph" style:parent-style-name="Standard">
      <style:paragraph-properties fo:line-height="150%" fo:text-align="justify" style:justify-single-word="false"/>
      <style:text-properties fo:font-size="14pt" officeooo:rsid="004c4b29" officeooo:paragraph-rsid="004d8abf" style:font-size-asian="12.25pt" style:font-size-complex="14pt"/>
    </style:style>
    <style:style style:name="P20" style:family="paragraph" style:parent-style-name="Standard">
      <style:paragraph-properties fo:line-height="150%" fo:text-align="justify" style:justify-single-word="false"/>
      <style:text-properties fo:font-size="14pt" officeooo:rsid="002ed0cb" officeooo:paragraph-rsid="002ed0cb" style:font-size-asian="12.25pt" style:font-size-complex="14pt"/>
    </style:style>
    <style:style style:name="P21" style:family="paragraph" style:parent-style-name="Standard">
      <style:paragraph-properties fo:line-height="150%" fo:text-align="justify" style:justify-single-word="false"/>
      <style:text-properties fo:font-size="14pt" officeooo:rsid="00550331" officeooo:paragraph-rsid="00550331" style:font-size-asian="12.25pt" style:font-size-complex="14pt"/>
    </style:style>
    <style:style style:name="P22" style:family="paragraph" style:parent-style-name="Standard">
      <style:paragraph-properties fo:line-height="150%" fo:text-align="start" style:justify-single-word="false"/>
      <style:text-properties fo:font-size="14pt" officeooo:rsid="00550331" officeooo:paragraph-rsid="00550331" style:font-size-asian="12.25pt" style:font-size-complex="14pt"/>
    </style:style>
    <style:style style:name="P23" style:family="paragraph" style:parent-style-name="Standard">
      <style:paragraph-properties fo:line-height="150%" fo:text-align="justify" style:justify-single-word="false"/>
      <style:text-properties fo:font-size="14pt" officeooo:rsid="0057242c" officeooo:paragraph-rsid="0057242c" style:font-size-asian="12.25pt" style:font-size-complex="14pt"/>
    </style:style>
    <style:style style:name="P24" style:family="paragraph" style:parent-style-name="Standard">
      <style:paragraph-properties fo:line-height="150%" fo:text-align="justify" style:justify-single-word="false"/>
      <style:text-properties fo:font-size="14pt" fo:font-weight="bold" officeooo:rsid="0053166c" officeooo:paragraph-rsid="0053166c" style:font-size-asian="12.25pt" style:font-weight-asian="bold" style:font-size-complex="14pt" style:font-weight-complex="bold"/>
    </style:style>
    <style:style style:name="P25" style:family="paragraph" style:parent-style-name="Standard">
      <style:paragraph-properties fo:line-height="150%" fo:text-align="start" style:justify-single-word="false"/>
      <style:text-properties officeooo:paragraph-rsid="000e0b8b"/>
    </style:style>
    <style:style style:name="P26" style:family="paragraph" style:parent-style-name="Standard">
      <style:paragraph-properties fo:line-height="150%" fo:text-align="justify" style:justify-single-word="false"/>
      <style:text-properties officeooo:paragraph-rsid="002c361a"/>
    </style:style>
    <style:style style:name="P27" style:family="paragraph" style:parent-style-name="Standard">
      <style:paragraph-properties fo:line-height="150%" fo:text-align="justify" style:justify-single-word="false"/>
      <style:text-properties officeooo:paragraph-rsid="0037d9ae"/>
    </style:style>
    <style:style style:name="P28" style:family="paragraph" style:parent-style-name="Standard">
      <style:paragraph-properties fo:line-height="150%"/>
      <style:text-properties fo:font-size="18pt" officeooo:rsid="00105ce6" officeooo:paragraph-rsid="00105ce6" style:font-size-asian="15.75pt" style:font-size-complex="18pt"/>
    </style:style>
    <style:style style:name="P29" style:family="paragraph" style:parent-style-name="Standard">
      <style:paragraph-properties fo:line-height="150%" fo:text-align="center" style:justify-single-word="false"/>
      <style:text-properties fo:font-size="18pt" officeooo:rsid="00129b34" officeooo:paragraph-rsid="00129b34" style:font-size-asian="15.75pt" style:font-size-complex="18pt"/>
    </style:style>
    <style:style style:name="P30" style:family="paragraph" style:parent-style-name="Standard">
      <style:paragraph-properties fo:line-height="150%" fo:text-align="center" style:justify-single-word="false"/>
      <style:text-properties fo:font-size="18pt" officeooo:rsid="001c2962" officeooo:paragraph-rsid="001c2962" style:font-size-asian="15.75pt" style:font-size-complex="18pt"/>
    </style:style>
    <style:style style:name="P31" style:family="paragraph" style:parent-style-name="Standard">
      <style:paragraph-properties fo:line-height="150%" fo:text-align="start" style:justify-single-word="false"/>
      <style:text-properties fo:font-size="18pt" officeooo:rsid="001c2962" officeooo:paragraph-rsid="001c2962" style:font-size-asian="15.75pt" style:font-size-complex="18pt"/>
    </style:style>
    <style:style style:name="P32" style:family="paragraph" style:parent-style-name="Standard">
      <style:paragraph-properties fo:line-height="150%" fo:text-align="center" style:justify-single-word="false"/>
      <style:text-properties fo:font-size="18pt" officeooo:rsid="0026e0d9" officeooo:paragraph-rsid="0026e0d9" style:font-size-asian="15.75pt" style:font-size-complex="18pt"/>
    </style:style>
    <style:style style:name="P33" style:family="paragraph" style:parent-style-name="Standard">
      <style:paragraph-properties fo:line-height="150%" fo:text-align="center" style:justify-single-word="false"/>
      <style:text-properties fo:font-size="18pt" officeooo:rsid="0028e0ca" officeooo:paragraph-rsid="0028e0ca" style:font-size-asian="15.75pt" style:font-size-complex="18pt"/>
    </style:style>
    <style:style style:name="P34" style:family="paragraph" style:parent-style-name="Standard">
      <style:paragraph-properties fo:line-height="150%" fo:text-align="center" style:justify-single-word="false"/>
      <style:text-properties fo:font-size="18pt" officeooo:rsid="00310c74" officeooo:paragraph-rsid="00310c74" style:font-size-asian="15.75pt" style:font-size-complex="18pt"/>
    </style:style>
    <style:style style:name="P35" style:family="paragraph" style:parent-style-name="Standard">
      <style:paragraph-properties fo:line-height="150%" fo:text-align="center" style:justify-single-word="false"/>
      <style:text-properties fo:font-size="18pt" officeooo:rsid="003b0e98" officeooo:paragraph-rsid="003b0e98" style:font-size-asian="15.75pt" style:font-size-complex="18pt"/>
    </style:style>
    <style:style style:name="P36" style:family="paragraph" style:parent-style-name="Standard">
      <style:paragraph-properties fo:line-height="150%" fo:text-align="center" style:justify-single-word="false"/>
      <style:text-properties fo:font-size="18pt" officeooo:rsid="0048b758" officeooo:paragraph-rsid="0048b758" style:font-size-asian="15.75pt" style:font-size-complex="18pt"/>
    </style:style>
    <style:style style:name="P37" style:family="paragraph" style:parent-style-name="Standard">
      <style:paragraph-properties fo:line-height="150%" fo:text-align="center" style:justify-single-word="false"/>
      <style:text-properties fo:font-size="18pt" officeooo:rsid="004c4b29" officeooo:paragraph-rsid="004c4b29" style:font-size-asian="15.75pt" style:font-size-complex="18pt"/>
    </style:style>
    <style:style style:name="P38" style:family="paragraph" style:parent-style-name="Standard">
      <style:paragraph-properties fo:line-height="150%" fo:text-align="center" style:justify-single-word="false">
        <style:tab-stops>
          <style:tab-stop style:position="7.324cm"/>
        </style:tab-stops>
      </style:paragraph-properties>
      <style:text-properties fo:font-size="18pt" officeooo:rsid="000e0b8b" officeooo:paragraph-rsid="00236a3d" style:font-size-asian="18pt" style:font-size-complex="18pt"/>
    </style:style>
    <style:style style:name="P39" style:family="paragraph" style:parent-style-name="Standard">
      <style:paragraph-properties fo:line-height="150%" fo:text-align="justify" style:justify-single-word="false"/>
      <style:text-properties officeooo:rsid="002cdb4a" officeooo:paragraph-rsid="002cdb4a"/>
    </style:style>
    <style:style style:name="P40" style:family="paragraph" style:parent-style-name="Standard">
      <style:paragraph-properties fo:line-height="150%" fo:text-align="justify" style:justify-single-word="false"/>
      <style:text-properties officeooo:rsid="002ed0cb" officeooo:paragraph-rsid="002ed0cb"/>
    </style:style>
    <style:style style:name="P41" style:family="paragraph" style:parent-style-name="Standard">
      <style:paragraph-properties fo:line-height="150%" fo:text-align="justify" style:justify-single-word="false"/>
      <style:text-properties officeooo:rsid="00550331" officeooo:paragraph-rsid="002ed0cb"/>
    </style:style>
    <style:style style:name="P42" style:family="paragraph" style:parent-style-name="Standard" style:list-style-name="L1">
      <style:paragraph-properties fo:line-height="150%">
        <style:tab-stops>
          <style:tab-stop style:position="7.324cm"/>
        </style:tab-stops>
      </style:paragraph-properties>
      <style:text-properties fo:font-size="14pt" officeooo:rsid="000e0b8b" officeooo:paragraph-rsid="000e0b8b" style:font-size-asian="12.25pt" style:font-size-complex="14pt"/>
    </style:style>
    <style:style style:name="P43" style:family="paragraph" style:parent-style-name="Standard" style:list-style-name="L2">
      <style:paragraph-properties fo:line-height="150%">
        <style:tab-stops>
          <style:tab-stop style:position="7.324cm"/>
        </style:tab-stops>
      </style:paragraph-properties>
      <style:text-properties fo:font-size="14pt" officeooo:rsid="000e0b8b" officeooo:paragraph-rsid="000e0b8b" style:font-size-asian="12.25pt" style:font-size-complex="14pt"/>
    </style:style>
    <style:style style:name="P44" style:family="paragraph" style:parent-style-name="Standard" style:list-style-name="L2">
      <style:paragraph-properties fo:line-height="150%" fo:text-align="start" style:justify-single-word="false"/>
      <style:text-properties fo:font-size="14pt" officeooo:rsid="000e0b8b" officeooo:paragraph-rsid="000e0b8b" style:font-size-asian="12.25pt" style:font-size-complex="14pt"/>
    </style:style>
    <style:style style:name="P45" style:family="paragraph" style:parent-style-name="Standard" style:list-style-name="L2">
      <style:paragraph-properties fo:line-height="150%">
        <style:tab-stops>
          <style:tab-stop style:position="7.324cm"/>
        </style:tab-stops>
      </style:paragraph-properties>
      <style:text-properties fo:font-size="14pt" officeooo:rsid="001abd34" officeooo:paragraph-rsid="001abd34" style:font-size-asian="12.25pt" style:font-size-complex="14pt"/>
    </style:style>
    <style:style style:name="P46" style:family="paragraph" style:parent-style-name="Standard" style:list-style-name="L2">
      <style:paragraph-properties fo:line-height="150%">
        <style:tab-stops>
          <style:tab-stop style:position="7.324cm"/>
        </style:tab-stops>
      </style:paragraph-properties>
      <style:text-properties fo:font-size="14pt" officeooo:rsid="000eaea8" officeooo:paragraph-rsid="000eaea8" style:font-size-asian="12.25pt" style:font-size-complex="14pt"/>
    </style:style>
    <style:style style:name="P47" style:family="paragraph" style:parent-style-name="Standard" style:list-style-name="L3">
      <style:paragraph-properties fo:line-height="150%" fo:text-align="justify" style:justify-single-word="false"/>
      <style:text-properties fo:font-size="14pt" officeooo:rsid="002b72fe" officeooo:paragraph-rsid="002b72fe" style:font-size-asian="12.25pt" style:font-size-complex="14pt"/>
    </style:style>
    <style:style style:name="P48" style:family="paragraph" style:parent-style-name="Standard" style:list-style-name="L3">
      <style:paragraph-properties fo:line-height="150%" fo:text-align="justify" style:justify-single-word="false"/>
      <style:text-properties fo:font-size="14pt" officeooo:rsid="002c361a" officeooo:paragraph-rsid="002c361a" style:font-size-asian="12.25pt" style:font-size-complex="14pt"/>
    </style:style>
    <style:style style:name="P49" style:family="paragraph" style:parent-style-name="Standard" style:list-style-name="L4">
      <style:paragraph-properties fo:line-height="150%" fo:text-align="justify" style:justify-single-word="false"/>
      <style:text-properties fo:font-size="14pt" officeooo:rsid="002ed0cb" officeooo:paragraph-rsid="002ed0cb" style:font-size-asian="12.25pt" style:font-size-complex="14pt"/>
    </style:style>
    <style:style style:name="P50" style:family="paragraph" style:parent-style-name="Standard">
      <style:paragraph-properties fo:line-height="150%" fo:text-align="justify" style:justify-single-word="false"/>
      <style:text-properties fo:font-size="14pt" officeooo:rsid="00550331" officeooo:paragraph-rsid="00550331" style:font-size-asian="12.25pt" style:font-size-complex="14pt"/>
    </style:style>
    <style:style style:name="P51" style:family="paragraph" style:parent-style-name="Standard" style:list-style-name="L5">
      <style:paragraph-properties fo:line-height="150%" fo:text-align="justify" style:justify-single-word="false"/>
      <style:text-properties fo:font-size="14pt" officeooo:rsid="0048f794" officeooo:paragraph-rsid="0048f794" style:font-size-asian="12.25pt" style:font-size-complex="14pt"/>
    </style:style>
    <style:style style:name="P52" style:family="paragraph" style:parent-style-name="Standard" style:list-style-name="L5">
      <style:paragraph-properties fo:line-height="150%" fo:text-align="justify" style:justify-single-word="false"/>
      <style:text-properties fo:font-size="14pt" officeooo:rsid="00498a7a" officeooo:paragraph-rsid="00498a7a" style:font-size-asian="12.25pt" style:font-size-complex="14pt"/>
    </style:style>
    <style:style style:name="P53" style:family="paragraph" style:parent-style-name="Standard" style:list-style-name="L6">
      <style:paragraph-properties fo:line-height="150%" fo:text-align="justify" style:justify-single-word="false"/>
      <style:text-properties fo:font-size="14pt" officeooo:rsid="0048b758" officeooo:paragraph-rsid="0048b758" style:font-size-asian="12.25pt" style:font-size-complex="14pt"/>
    </style:style>
    <style:style style:name="P54" style:family="paragraph" style:parent-style-name="Standard" style:list-style-name="L6">
      <style:paragraph-properties fo:line-height="150%" fo:text-align="justify" style:justify-single-word="false"/>
      <style:text-properties fo:font-size="14pt" officeooo:rsid="004b209d" officeooo:paragraph-rsid="004b209d" style:font-size-asian="12.25pt" style:font-size-complex="14pt"/>
    </style:style>
    <style:style style:name="P55" style:family="paragraph" style:parent-style-name="Standard">
      <style:paragraph-properties fo:line-height="150%" fo:text-align="justify" style:justify-single-word="false"/>
      <style:text-properties fo:font-size="14pt" officeooo:rsid="004c4b29" officeooo:paragraph-rsid="00585ad3" style:font-size-asian="12.25pt" style:font-size-complex="14pt"/>
    </style:style>
    <style:style style:name="P56" style:family="paragraph" style:parent-style-name="Standard">
      <style:paragraph-properties fo:line-height="150%" fo:text-align="justify" style:justify-single-word="false"/>
      <style:text-properties fo:font-size="14pt" officeooo:rsid="00585ad3" officeooo:paragraph-rsid="00585ad3" style:font-size-asian="12.25pt" style:font-size-complex="14pt"/>
    </style:style>
    <style:style style:name="T1" style:family="text">
      <style:text-properties officeooo:rsid="000eaea8"/>
    </style:style>
    <style:style style:name="T2" style:family="text">
      <style:text-properties fo:font-size="14pt" style:font-size-asian="12.25pt" style:font-size-complex="14pt"/>
    </style:style>
    <style:style style:name="T3" style:family="text">
      <style:text-properties fo:font-size="14pt" officeooo:rsid="000e0b8b" style:font-size-asian="12.25pt" style:font-size-complex="14pt"/>
    </style:style>
    <style:style style:name="T4" style:family="text">
      <style:text-properties fo:font-size="14pt" officeooo:rsid="002c361a" style:font-size-asian="12.25pt" style:font-size-complex="14pt"/>
    </style:style>
    <style:style style:name="T5" style:family="text">
      <style:text-properties fo:font-size="14pt" officeooo:rsid="002ed0cb" style:font-size-asian="12.25pt" style:font-size-complex="14pt"/>
    </style:style>
    <style:style style:name="T6" style:family="text">
      <style:text-properties fo:font-size="14pt" officeooo:rsid="0032c84b" style:font-size-asian="12.25pt" style:font-size-complex="14pt"/>
    </style:style>
    <style:style style:name="T7" style:family="text">
      <style:text-properties fo:font-size="14pt" officeooo:rsid="00349104" style:font-size-asian="12.25pt" style:font-size-complex="14pt"/>
    </style:style>
    <style:style style:name="T8" style:family="text">
      <style:text-properties fo:font-size="14pt" officeooo:rsid="0035a912" style:font-size-asian="12.25pt" style:font-size-complex="14pt"/>
    </style:style>
    <style:style style:name="T9" style:family="text">
      <style:text-properties fo:font-size="14pt" officeooo:rsid="00379ba7" style:font-size-asian="12.25pt" style:font-size-complex="14pt"/>
    </style:style>
    <style:style style:name="T10" style:family="text">
      <style:text-properties fo:font-size="14pt" officeooo:rsid="0035d71b" style:font-size-asian="12.25pt" style:font-size-complex="14pt"/>
    </style:style>
    <style:style style:name="T11" style:family="text">
      <style:text-properties fo:font-size="14pt" officeooo:rsid="0037553a" style:font-size-asian="12.25pt" style:font-size-complex="14pt"/>
    </style:style>
    <style:style style:name="T12" style:family="text">
      <style:text-properties fo:font-size="14pt" officeooo:rsid="0037d9ae" style:font-size-asian="12.25pt" style:font-size-complex="14pt"/>
    </style:style>
    <style:style style:name="T13" style:family="text">
      <style:text-properties fo:font-size="14pt" officeooo:rsid="00455129" style:font-size-asian="12.25pt" style:font-size-complex="14pt"/>
    </style:style>
    <style:style style:name="T14" style:family="text">
      <style:text-properties fo:font-size="14pt" officeooo:rsid="0046c45b" style:font-size-asian="12.25pt" style:font-size-complex="14pt"/>
    </style:style>
    <style:style style:name="T15" style:family="text">
      <style:text-properties officeooo:rsid="001428f0"/>
    </style:style>
    <style:style style:name="T16" style:family="text">
      <style:text-properties officeooo:rsid="0014dfc7"/>
    </style:style>
    <style:style style:name="T17" style:family="text">
      <style:text-properties officeooo:rsid="001570d3"/>
    </style:style>
    <style:style style:name="T18" style:family="text">
      <style:text-properties officeooo:rsid="0016285a"/>
    </style:style>
    <style:style style:name="T19" style:family="text">
      <style:text-properties officeooo:rsid="0016aa58"/>
    </style:style>
    <style:style style:name="T20" style:family="text">
      <style:text-properties officeooo:rsid="0017aa8c"/>
    </style:style>
    <style:style style:name="T21" style:family="text">
      <style:text-properties officeooo:rsid="001926da"/>
    </style:style>
    <style:style style:name="T22" style:family="text">
      <style:text-properties officeooo:rsid="001abd34"/>
    </style:style>
    <style:style style:name="T23" style:family="text">
      <style:text-properties officeooo:rsid="001af903"/>
    </style:style>
    <style:style style:name="T24" style:family="text">
      <style:text-properties officeooo:rsid="001c2962"/>
    </style:style>
    <style:style style:name="T25" style:family="text">
      <style:text-properties officeooo:rsid="001d06db"/>
    </style:style>
    <style:style style:name="T26" style:family="text">
      <style:text-properties officeooo:rsid="001eba3c"/>
    </style:style>
    <style:style style:name="T27" style:family="text">
      <style:text-properties officeooo:rsid="002097cd"/>
    </style:style>
    <style:style style:name="T28" style:family="text">
      <style:text-properties officeooo:rsid="002185eb"/>
    </style:style>
    <style:style style:name="T29" style:family="text">
      <style:text-properties officeooo:rsid="00236a3d"/>
    </style:style>
    <style:style style:name="T30" style:family="text">
      <style:text-properties officeooo:rsid="00244d31"/>
    </style:style>
    <style:style style:name="T31" style:family="text">
      <style:text-properties officeooo:rsid="0025367a"/>
    </style:style>
    <style:style style:name="T32" style:family="text">
      <style:text-properties officeooo:rsid="0029e216"/>
    </style:style>
    <style:style style:name="T33" style:family="text">
      <style:text-properties officeooo:rsid="002a1375"/>
    </style:style>
    <style:style style:name="T34" style:family="text">
      <style:text-properties officeooo:rsid="002b72fe"/>
    </style:style>
    <style:style style:name="T35" style:family="text">
      <style:text-properties officeooo:rsid="002c361a"/>
    </style:style>
    <style:style style:name="T36" style:family="text">
      <style:text-properties officeooo:rsid="00303b03"/>
    </style:style>
    <style:style style:name="T37" style:family="text">
      <style:text-properties officeooo:rsid="003166c3"/>
    </style:style>
    <style:style style:name="T38" style:family="text">
      <style:text-properties officeooo:rsid="0035c662"/>
    </style:style>
    <style:style style:name="T39" style:family="text">
      <style:text-properties officeooo:rsid="0035d71b"/>
    </style:style>
    <style:style style:name="T40" style:family="text">
      <style:text-properties officeooo:rsid="003cd71c"/>
    </style:style>
    <style:style style:name="T41" style:family="text">
      <style:text-properties officeooo:rsid="0041b362"/>
    </style:style>
    <style:style style:name="T42" style:family="text">
      <style:text-properties officeooo:rsid="00422c23"/>
    </style:style>
    <style:style style:name="T43" style:family="text">
      <style:text-properties officeooo:rsid="00434216"/>
    </style:style>
    <style:style style:name="T44" style:family="text">
      <style:text-properties officeooo:rsid="0043c03e"/>
    </style:style>
    <style:style style:name="T45" style:family="text">
      <style:text-properties officeooo:rsid="00498a7a"/>
    </style:style>
    <style:style style:name="T46" style:family="text">
      <style:text-properties officeooo:rsid="004b209d"/>
    </style:style>
    <style:style style:name="T47" style:family="text">
      <style:text-properties officeooo:rsid="004d8abf"/>
    </style:style>
    <style:style style:name="T48" style:family="text">
      <style:text-properties officeooo:rsid="004f194c"/>
    </style:style>
    <style:style style:name="T49" style:family="text">
      <style:text-properties officeooo:rsid="0050bfe1"/>
    </style:style>
    <style:style style:name="T50" style:family="text">
      <style:text-properties officeooo:rsid="0052890b"/>
    </style:style>
    <style:style style:name="T51" style:family="text">
      <style:text-properties officeooo:rsid="00529ddd"/>
    </style:style>
    <style:style style:name="T52" style:family="text">
      <style:text-properties officeooo:rsid="0053166c"/>
    </style:style>
    <style:style style:name="T53" style:family="text">
      <style:text-properties officeooo:rsid="0054b35c"/>
    </style:style>
    <style:style style:name="T54" style:family="text">
      <style:text-properties officeooo:rsid="00550186"/>
    </style:style>
    <style:style style:name="T55" style:family="text">
      <style:text-properties officeooo:rsid="00550331"/>
    </style:style>
    <style:style style:name="T56" style:family="text">
      <style:text-properties officeooo:rsid="005530eb"/>
    </style:style>
    <style:style style:name="T57" style:family="text">
      <style:text-properties officeooo:rsid="00570d0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Tartalomjegyzék</text:p>
      <text:p text:style-name="P1"/>
      <text:p text:style-name="P2"/>
      <text:list text:style-name="L1">
        <text:list-item>
          <text:p text:style-name="P42">A vizsgaremek téma választása ………………………….………….…. 2</text:p>
        </text:list-item>
      </text:list>
      <text:list text:style-name="L2">
        <text:list-item>
          <text:p text:style-name="P43">Elképzelések az oldal felépítéséről ………………………………….…. 5</text:p>
        </text:list-item>
        <text:list-item>
          <text:p text:style-name="P43">Kezdetek (fejlesztői környezet és a keretrendszer kiválasztása) …….… <text:span text:style-name="T1">9</text:span></text:p>
        </text:list-item>
        <text:list-item>
          <text:p text:style-name="P45">Adatbázi<text:span text:style-name="T36">s szerkezete</text:span>…...………………………………………………..1<text:span text:style-name="T31">1</text:span></text:p>
        </text:list-item>
        <text:list-item>
          <text:p text:style-name="P46">Backend…………………………………………………………………1<text:span text:style-name="T22">6</text:span></text:p>
        </text:list-item>
        <text:list-item>
          <text:p text:style-name="P46">Frontend ……………………………………………………………….. 2<text:span text:style-name="T22">3</text:span></text:p>
        </text:list-item>
        <text:list-item>
          <text:p text:style-name="P46">Csapatkommunikáció……………………………………………………27</text:p>
        </text:list-item>
        <text:list-item>
          <text:p text:style-name="P46">Összegezve………………………………………………………………28</text:p>
        </text:list-item>
        <text:list-item>
          <text:p text:style-name="P44">Bakik ……………………………………………………………………29</text:p>
        </text:list-item>
      </text:list>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8"><text:s/></text:p>
      <text:p text:style-name="P28"/>
      <text:p text:style-name="P28"/>
      <text:p text:style-name="P28"/>
      <text:p text:style-name="P28"/>
      <text:p text:style-name="P28"/>
      <text:p text:style-name="P29"><text:soft-page-break/>A vizsgaremek téma választása</text:p>
      <text:p text:style-name="P4"/>
      <text:p text:style-name="P5"><text:s text:c="5"/>A tanév elején nem volt konkrét elképzelésünk a vizsgaremekünk témájáról, így külön-külön kezdtük meg a <text:span text:style-name="T15">feladat ezen részét</text:span>. Az első megbeszélésünk alkalmával <text:span text:style-name="T15">öt darab ötlettel ültünk össze. Ezeket átrágtuk, majd egyveleget készítettünk. Született kreatív, vicces és </text:span><text:span text:style-name="T16">politikai ötlet is. Végül a műveltségi vetélkedőt szántuk „megalkotásunk” tárgyául. </text:span></text:p>
      <text:p text:style-name="P5"><text:s text:c="5"/><text:span text:style-name="T16">A világ problémáit nem oldja meg inkább csak elgondolkodtat talán. Egyrészt a művészethez – építészet, szobrászat, festészet, </text:span><text:span text:style-name="T17">zene </text:span><text:span text:style-name="T16">– kell egy értékrend amit hordozunk, és/vagy bővítünk. Kell </text:span><text:span text:style-name="T17">az őseink tudása amit eszközként használhatunk és tovább adhatunk. Az utóbbi </text:span><text:span text:style-name="T18">megismeréséhez</text:span><text:span text:style-name="T17"> a legkönnyebb út, ha odamegyünk és megnézzük alkotásaikat. A vizsgaremekünk egyik célja (ahogyan az a kezdőlapon is olvasható) hogy az oldalra látogatónak ötlettel szolgáljunk – amennyiben érdeklődő különböző kultúrák, korszakok iránt – </text:span><text:span text:style-name="T18">utazásait illetően, és ismereteinek elmélyítésére ösztönözzük. Másrészt ebben a felgyorsult világban nem marad idő olyan tudás ápolására, ami boldoggá, kreatívvá, szabaddá tesz. Ezért a kvíz formájában szórakoztatóbbá tesszük. </text:span><text:span text:style-name="T19">Utazás közben, esős szabad délutánon amikor már filmet sincs kedve nézni az embernek megismerheti képekről, leírásokból a múltat. Talán kitűzi célul, hogy elmegy Rómába azért hogy láthassa a Pantheon-t. Utánaolvas hányszor dőlt romjaira, milyen – akkor még – hihetetlennek tűnő ötlettel alkottak maradandót. </text:span></text:p>
      <text:p text:style-name="P5"><text:s text:c="5"/><text:span text:style-name="T19">A téma megválasztásának egyik szempontja volt az is, hogy </text:span><text:span text:style-name="T20">mi az amit adatbázisban lehetne kezelni. </text:span><text:span text:style-name="T21">Hogyan és miként szervezzük a táblákat, illetve hogyan kapcsolódjanak egymáshoz. Ez a későbbiekben kerül kifejtésre, ami ebben a fejezetben lényeges, hogy szinte adott volt a képek, felhasználók (és az ezekhez tartozó id-k), játék kapcsolatrendszere. Nem törekedtünk a lényeg túlbonyolítására. A játékhoz tartozó képek könnyen fellelhetőek, használhatók és cserélhetők voltak. </text:span></text:p>
      <text:p text:style-name="P5"/>
      <text:p text:style-name="P7">2</text:p>
      <text:p text:style-name="P7"><text:soft-page-break/><text:s text:c="5"/><text:span text:style-name="T23">Az ötletfa megrázásával tovább tudtuk szélesíteni a látóterünket. Ez sem volt nehéz az oldal és a kvíz tartalmasságát tekintve, mivel nem csak egy művészeti ágra </text:span><text:span text:style-name="T24">vagy korszakra</text:span><text:span text:style-name="T23"> </text:span><text:span text:style-name="T24">volt lehetőségünk</text:span><text:span text:style-name="T23"> korlátozódni (például csak festészet </text:span><text:span text:style-name="T24">és az is csak a kubizmus időszakából</text:span><text:span text:style-name="T23">), hanem </text:span><text:span text:style-name="T24">visszanyúlóan egészen az őskori barlangrajzokig mehettünk, onnan haladva napjainkig.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3</text:p>
      <text:p text:style-name="P30"><text:soft-page-break/>Elképzelések az oldal felépítéséről</text:p>
      <text:p text:style-name="P30"/>
      <text:p text:style-name="P8"><text:s text:c="5"/>A kezdetekben még <text:span text:style-name="T25">ennél a pontnál is külön-külön fogtunk bele, ami az esetünkben jó </text:span><text:span text:style-name="T30">döntésnek</text:span><text:span text:style-name="T25"> bizonyult. Változatos és sajátos elképzeléseket láthattunk egymástól. Csináltunk ”vázakat”, átbeszéltük kiemelve az úgymond tetszetős részeket. </text:span></text:p>
      <text:p text:style-name="P9"><text:span text:style-name="T25"><text:s text:c="5"/></text:span><text:span text:style-name="T26">Kívülről haladtunk befelé. ”Nagyolástól” jutottunk a részletekig. Azaz, az egyértelmű dolgokat elhelyeztük, úgymint a navbar, footer, bejelentkezés és regisztráció. A játékról voltak mélyebb elgondolások. Például hogy csak regisztrációval lehessen játszani. </text:span><text:span text:style-name="T27">Az oldalunk értelme az hogy ez ”mindenkié”. Bárki számára elérhető</text:span><text:span text:style-name="T28">ek</text:span><text:span text:style-name="T27"> legyen az ismeretek a világunkról </text:span><text:span text:style-name="T28">(erről fentebb a témaválasztásnál volt szó a miértjéről). Ez kissé ütközik azzal az alappal, hogy azt kell bemutatnunk, hogy mit tanultunk és ebből mit kell alkalmaznunk, hisz a Kkk-ban mind a kettő szempont. </text:span><text:span text:style-name="T29">Vagy az egyik, vagy a másik, vagy mindkettőt prezentáljuk. </text:span><text:span text:style-name="T28">E témában is viszonylag hamar zöld ágra vergődtünk. </text:span><text:span text:style-name="T29">A könnyű részek nos hát könnyen mentek. Az érdekességek egy töltelék rész, ami marasztalásra késztetheti az idelátogatót. Ez a komponens érdekes, néha vicces tartalmakkal tölti ki a felhasználó idejét, elméjét, illetve a mi oldalunkat. </text:span><text:span text:style-name="T38">A világ rohamosan fejlődik, így az érdekes dolgok tárháza is bővül. Éppen ezért a ”jövőben” dinamikusan frissülő oldal kategóriájában tartozik a munkánk. Az idézőjelek közti jövőben szó </text:span><text:span text:style-name="T39">fő </text:span><text:span text:style-name="T38">oka, az időhiánya. </text:span></text:p>
      <text:p text:style-name="P27"><text:span text:style-name="T6"><text:s text:c="5"/>A fehér </text:span><text:span text:style-name="T7">és a sötét </text:span><text:span text:style-name="T6">háttérrel nem lehet mellé lőni. </text:span><text:span text:style-name="T7">Kérdés, hogy melyik legyen. A legegyszerűbb, ha </text:span><text:span text:style-name="T8">maga</text:span><text:span text:style-name="T7"> választ az idelátogató, így a navbar-ban </text:span><text:span text:style-name="T8">a</text:span><text:span text:style-name="T7"> lehetőség </text:span><text:span text:style-name="T8">adott mindkét opcióra</text:span><text:span text:style-name="T7">. </text:span><text:span text:style-name="T8">A jobb oldalon elhelyezkedő gombok élénk színnel lettek kiemelve, hiszen az oldalunknak ez egy lényeges része. A Home nézetben található carousel 3 képet váltogat. </text:span><text:span text:style-name="T9">Volt olyan elképzelés, miszerint e felett egy idézet van beszúrva a műveltségről - </text:span>A műveltség a nagy kapcsolatrendszerek ismeretét jelenti. Kapcsolatban állunk</text:p>
      <text:p text:style-name="P27"/>
      <text:p text:style-name="P27"/>
      <text:p text:style-name="P21">4</text:p>
      <text:p text:style-name="P27"><text:soft-page-break/><text:s/>anyagi és szellemi környezetünkkel: de a környezetünkhöz tartozik a millió fényévnyi távolságban</text:p>
      <text:p text:style-name="P27"><text:s/>felrobbant csillag, feleségünk, a közérti eladó és a Halotti beszéd. Helyünk ismerete az Univerzumban, az élők világában, a társadalomban, a családban, felismert helyzetünkből fakadó cselekvésünk: ez mind a műveltséghez tartozik. Röviden a műveltség: általános viszonylatrendszerek (mint történelmi folyamatok) ismerete - annyi konkrét tényanyaggal, amennyivel az általános elveket a valósághoz lehet rögzíteni. - Simonyi Károly - . <text:span text:style-name="T9">Gyönyörű gondolat és passzol a témához, de látva az összhatást valahogy mégsem illeszkedett. </text:span><text:span text:style-name="T12">Néha a kevesebb több. </text:span><text:span text:style-name="T10">Mellette a bal oldalán egy figyelemfelkeltő szöveg, mely az oldalunk lényegét is bemutatja. </text:span><text:span text:style-name="T12">A</text:span><text:span text:style-name="T11"> menüsorba szántunk egy rólunk és egy kapcsolat ”fület”, viszont egy weboldalnak lényeges eleme a footer ami minden oldal alján megtalálható. </text:span><text:span text:style-name="T12">Ebbe helyeztük el a kreatívan kitalált telefonszámot és e-mail címet. Az utolsó fejezetben a bakiknál erről bővebben lesz szó. </text:span></text:p>
      <text:p text:style-name="P27"><text:span text:style-name="T12"><text:s text:c="5"/></text:span><text:span text:style-name="T13">A navbar-ban elhelyezett kártyák menüpontra kattintva, az eredeti terv szerint nyolc darab kártya jelent meg. Mindegyik kártya felülete tartalmazott egy képet és alattuk egy leírást/ismertetőt. Ez módosult hat darab kártyára. Továbbá ezen kártyák bármelyikére rákattint valaki, akkor elnavigálja a kártyán feltüntetett korszakhoz tartozó weboldalra. </text:span><text:span text:style-name="T14">Az első gondolat a kártyák kinézetéről megmaradt: kép, alatt pedig a leírás. A korszakok: őskor, ókor, középkor, újkor, jelenkor, modernkor. </text:span></text:p>
      <text:p text:style-name="P8"><text:s text:c="5"/></text:p>
      <text:p text:style-name="P8"/>
      <text:p text:style-name="P8"/>
      <text:p text:style-name="P8"/>
      <text:p text:style-name="P8"/>
      <text:p text:style-name="P8"/>
      <text:p text:style-name="P8"/>
      <text:p text:style-name="P8"/>
      <text:p text:style-name="P8"/>
      <text:p text:style-name="P8"/>
      <text:p text:style-name="P8"/>
      <text:p text:style-name="P21">5</text:p>
      <text:p text:style-name="P38"><text:soft-page-break/>Kezdetek (fejlesztői környezet és a keretrendszer kiválasztása)</text:p>
      <text:p text:style-name="P6"/>
      <text:p text:style-name="P6"><text:s text:c="5"/><text:span text:style-name="T30">Amikor az adatbázis készült, a Backend tantárgyból még nem tartottunk annál a résznél, amit mi elkezdtünk. Ez az adatbázis volt</text:span><text:span text:style-name="T31">. </text:span><text:span text:style-name="T49">Egyszerűbb a backendet összekötni a frontenddel - legalábbis mi így vélekedtünk erről a kérdésről.</text:span><text:span text:style-name="T31"> </text:span><text:span text:style-name="T49">A JavaScript egy elterjedt programozási nyelv a weben. Lehetőség volt arra, hogy egy nyelvben dolgozzunk. Ez akkor az egyszerűbb megoldásnak tűnt. Az időszűke miatt nem vesződtünk azzal, hogy a backendet átírjuk laravelbe, bár talán átláthatóbb és kényelmesebb megoldásokat nyújtott volna. A biztosnál maradtunk, </text:span><text:span text:style-name="T50">hiszen még várt ránk feladat bőven. </text:span><text:span text:style-name="T53">Ezen felül </text:span><text:span text:style-name="T54">keresztplatformos (a Node.js), ezért az alkalmazás szinte bármilyen operációs rendszeren fut. Ez például növeli az alkalmazás elérhetőségét. </text:span></text:p>
      <text:p text:style-name="P6"><text:s text:c="5"/><text:span text:style-name="T54">A Vue.js biztosította a gyors Frontend fejlesztést. Erről a frontend fejezetben bővebben kitérünk, itt ami a lényeg, hogy </text:span><text:span text:style-name="T55">könnyen karbantartható, korrigálható, újrafelhasználható. Gyorsa a betöltési ideje, ami igazából ettől sokkal nagyobb volumenű projekteknél fontos, de nálunk sem elhanyagolható szempont. </text:span></text:p>
      <text:p text:style-name="P6"><text:s text:c="5"/><text:span text:style-name="T55">A fejlesztői környezet a Visual Studio Code mind a hármunknál. PhpStorm-ban is lehetett volna ez igazából csak egybeesés, hogy ebben dolgoztunk.</text:span></text:p>
      <text:p text:style-name="P6"><text:s text:c="5"/></text:p>
      <text:p text:style-name="P31"/>
      <text:p text:style-name="P31"/>
      <text:p text:style-name="P31"/>
      <text:p text:style-name="P31"/>
      <text:p text:style-name="P31"/>
      <text:p text:style-name="P31"/>
      <text:p text:style-name="P31"/>
      <text:p text:style-name="P22"/>
      <text:p text:style-name="P22">6</text:p>
      <text:p text:style-name="P32"><text:soft-page-break/>Adatbázis</text:p>
      <text:p text:style-name="P10"/>
      <text:p text:style-name="P10"><text:s text:c="5"/>A XAMPP Control Panel-en keresztül a phpMyAdmin-t használtuk. Az ott létrehozott quiz adatbázisban három tábla található – questions, scores, users. </text:p>
      <text:p text:style-name="P10"/>
      <text:p text:style-name="P11">- questions: itt található a felhasználó neve és a hozzátartozó id-ja, a képek, plusz a 3 válasz amik közül az egyik a helyes</text:p>
      <text:p text:style-name="P11">- scores: <text:s/>a név, id és az elért eredmény</text:p>
      <text:p text:style-name="P11">- users: a felhasználó adatai, az email, jelszó st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1">7</text:p>
      <text:p text:style-name="P11"><text:soft-page-break/></text:p>
      <text:p text:style-name="P33">Backend</text:p>
      <text:p text:style-name="P11"><text:s text:c="5"/></text:p>
      <text:p text:style-name="P12"><text:s text:c="5"/><text:span text:style-name="T32">Ennek a témakörnek az eleje az adatbázis fejezethez kapcsolódik. Inkább leíró mint magyarázó rész, majd ezt követően lesz szó arról, </text:span><text:span text:style-name="T33">hogy a különböző útvonalak hogyan vannak definiálva a backend számára.</text:span><text:span text:style-name="T32"> </text:span></text:p>
      <text:p text:style-name="P12"><text:span text:style-name="T32"><text:s text:c="5"/>A database.js egy modult tartalmaz, ami kapcsolatot teremt az adatbázissal, és különböző funkciókat </text:span><text:span text:style-name="T33">meghatároz</text:span><text:span text:style-name="T32"> az adatbázis műveletek elvégzéséhez. </text:span><text:span text:style-name="T34">A műveletek végrehajtása során a függvények aszinkron módon működnek, ezért hatékony az adatbázissal történő kommunikáció. Funkciók, amik segítenek a backendnek az adatok lekérdezésében, frissítésében, törlésében, és létrehozásában:</text:span></text:p>
      <text:list text:style-name="L3">
        <text:list-item>
          <text:p text:style-name="P47">getQuestions(): visszaadja az össze<text:span text:style-name="T35">s</text:span> kérdést az adatbázisból</text:p>
        </text:list-item>
        <text:list-item>
          <text:p text:style-name="P47">getQuestions(<text:span text:style-name="T35">id</text:span>): <text:span text:style-name="T35">visszaadja az adott azonosítójú kérdést az adatbázisból</text:span></text:p>
        </text:list-item>
        <text:list-item>
          <text:p text:style-name="P48">createQuestion (name, imagePath, answer1, answer2, answer3): létrehoz egy új kérdést az adatbázisban a megadott adatok alapján</text:p>
        </text:list-item>
        <text:list-item>
          <text:p text:style-name="P48">deleteQuestion(id): törli az adott azonosítójú kérdést az ada<text:span text:style-name="T36">t</text:span>bázisból</text:p>
        </text:list-item>
        <text:list-item>
          <text:p text:style-name="P48">updateQuestion(id, name, imagePath, answer1, answer2, answer3): frissíti az adott azonosítójú kérdést az adatbázisban a megadott adatok alapján</text:p>
        </text:list-item>
        <text:list-item>
          <text:p text:style-name="P48">createScore(score, name): létrehoz egy új pontszámot az adatbázisban a megadott pontszám és név alapján</text:p>
        </text:list-item>
        <text:list-item>
          <text:p text:style-name="P48">getScores(): visszaadja az összes pontszámot az adatbázisból</text:p>
        </text:list-item>
        <text:list-item>
          <text:p text:style-name="P48">getTopScores(): visszaadja a legjobb 10 pontszámot az adatbázisból, rendezve a pontszám szerinti csökkenő sorrendben</text:p>
        </text:list-item>
        <text:list-item>
          <text:p text:style-name="P48">getUsers(): visszaadja az összes felhasználót az adatbázisból</text:p>
        </text:list-item>
        <text:list-item>
          <text:p text:style-name="P48">getUsers(id): visszaadja az adott azonosítójú felhasználót az adatbázisból</text:p>
        </text:list-item>
        <text:list-item>
          <text:p text:style-name="P48">registerUser(name, email, password): új felhasználót regisztrál az adatbázisban név, mail és jelszó alapján</text:p>
        </text:list-item>
        <text:list-item>
          <text:p text:style-name="P48">loginUser(email, password): belépteti a felhasználót az adatbázisban az adott mail cím és jelszó alapján</text:p>
        </text:list-item>
      </text:list>
      <text:p text:style-name="P26"><text:span text:style-name="T4"/></text:p>
      <text:p text:style-name="P26"><text:soft-page-break/><text:span text:style-name="T4"/></text:p>
      <text:p text:style-name="P39"><text:span text:style-name="T4">A</text:span><text:span text:style-name="T2">z app.js-ben található egy Express alkalmazás, aminek célja, hogy </text:span><text:span text:style-name="T5">az útvonalakat definiálja a backend számára. Minden útvonal publikus.</text:span></text:p>
      <text:p text:style-name="P20">Útvonalak és a hozzájuk tartozó funkció:</text:p>
      <text:list text:style-name="L4">
        <text:list-item>
          <text:p text:style-name="P49">get /questions: visszaadja az összes kérdést a getQuestions() függvény segítségével</text:p>
        </text:list-item>
        <text:list-item>
          <text:p text:style-name="P49">get /questions/:id: visszaadja az adott azonosítójú kérdést a getQuestion(id) függvény segítségével</text:p>
        </text:list-item>
        <text:list-item>
          <text:p text:style-name="P49">post /questions: létrehoz egy új kérdést a kérdés adatainak elküldésével a tartalomban a createQuestion() függvény segítségével</text:p>
        </text:list-item>
        <text:list-item>
          <text:p text:style-name="P49">put /questions/:id: frissíti az adott azonosítójú kérdést a kérdés adatainak elküldésével az updateQestion() függvény segítségével</text:p>
        </text:list-item>
        <text:list-item>
          <text:p text:style-name="P49">delete /Question/:id: törli az adott azonosítójú kérdést a deleteQuestion(id) függvény segítségével</text:p>
        </text:list-item>
        <text:list-item>
          <text:p text:style-name="P49">get /users: visszaadja az összes felhasználót a getUsers() függvény segítségével</text:p>
        </text:list-item>
      </text:list>
      <text:p text:style-name="P40"><text:span text:style-name="T2"/></text:p>
      <text:p text:style-name="P14">Ezek a NodeMysql mappában találhatóak. </text:p>
      <text:p text:style-name="P40"><text:span text:style-name="T2"/></text:p>
      <text:p text:style-name="P40"><text:span text:style-name="T2"/></text:p>
      <text:p text:style-name="P40"><text:span text:style-name="T2"/></text:p>
      <text:p text:style-name="P40"><text:span text:style-name="T2"/></text:p>
      <text:p text:style-name="P40"><text:span text:style-name="T2"/></text:p>
      <text:p text:style-name="P40"><text:span text:style-name="T2"/></text:p>
      <text:p text:style-name="P40"><text:span text:style-name="T2"/></text:p>
      <text:p text:style-name="P40"><text:span text:style-name="T2"/></text:p>
      <text:p text:style-name="P40"><text:span text:style-name="T2"/></text:p>
      <text:p text:style-name="P40"><text:span text:style-name="T2"/></text:p>
      <text:p text:style-name="P40"><text:span text:style-name="T2"/></text:p>
      <text:p text:style-name="P40"><text:span text:style-name="T2"/></text:p>
      <text:p text:style-name="P41"><text:span text:style-name="T2"/></text:p>
      <text:p text:style-name="P21">8</text:p>
      <text:p text:style-name="P34"><text:soft-page-break/>Frontend</text:p>
      <text:p text:style-name="P14"/>
      <text:p text:style-name="P14"><text:s text:c="5"/>A Vue.js-t a tanultak alapján könnyen tudtuk alkalmazni a webes alapú vizsgaremekünkhöz. Képességeinkhez mérten egy letisztult munkát tudtunk kiadni a kezeink közül. A különálló oldalak képesek együtt működni az elképzeléseinkkel <text:span text:style-name="T37">úgy, hogy az</text:span> App.vue-ban <text:span text:style-name="T37">összesen tizenhét sor található a tag-ekkel együtt. Az ilyen és ehhez hasonló módszerek amiket biztosít ez a library felgyorsította az előrehaladásunkat. </text:span></text:p>
      <text:p text:style-name="P14"><text:s text:c="5"/><text:span text:style-name="T55">A reszponzivitás a bootstrap alkalmazásával történt. </text:span><text:span text:style-name="T56">Ezt a terminálban töltöttük be úgy mint a vue-router-t és az axios-t is például. Telefonon és tableten is átlátható ”formát ölt” az oldal kinézete. </text:span></text:p>
      <text:p text:style-name="P14"><text:s text:c="5"/><text:span text:style-name="T56">A komponenseknek köszönhetően az alkalmazás különálló részekre bontható, </text:span><text:span text:style-name="T57">ami megkönnyítette a fejlesztést. Az első komponens ami elkészült az a navbar. Úgymond – a kezdeti lépésekben - vázlatosan elhelyeztük benne a menüpontokat és a gombokat. Mivel könnyedén szerkeszthető, bármikor visszatérhettünk erre a kérdésre, így haladtunk tovább a második lépésre – ami a kinézetet illeti. A nézetek létrehozásával bővült a fejlesztés menete. </text:span></text:p>
      <text:p text:style-name="P14"><text:s text:c="5"/></text:p>
      <text:p text:style-name="P13"/>
      <text:p text:style-name="P11"/>
      <text:p text:style-name="P11"/>
      <text:p text:style-name="P11"/>
      <text:p text:style-name="P11"/>
      <text:p text:style-name="P11"/>
      <text:p text:style-name="P11"/>
      <text:p text:style-name="P11"/>
      <text:p text:style-name="P11"/>
      <text:p text:style-name="P11"/>
      <text:p text:style-name="P11"/>
      <text:p text:style-name="P23">9</text:p>
      <text:p text:style-name="P35"><text:soft-page-break/>Csapatkommunikáció</text:p>
      <text:p text:style-name="P15"/>
      <text:p text:style-name="P15"><text:s text:c="5"/>A kommunikációnkat a messenger, teams és a discord segítette. Jelenleg, miközben ez a mondat íródik, most is messengeren írogatunk egymásnak. Ahogy közeleg a vizsgaleadás határideje, úgy szaporodik a beszélgetéseink száma. Minden apró részletet és változtatást – amennyiben van – folyamatosan megosztunk egymással a kezdetek óta. Ezt azért tartottuk kiemelkedően fontosnak, mert bár a projekt kicsi (az életben adódó munkákhoz képest), mi nem ismerjük egymást. <text:span text:style-name="T40">Nem tudtuk mekkora a különbözőségünk mértéke, miben és mennyire igazodjunk a másik két félhez úgy, hogy közben mi is a kellő mértékben érvényesülni tudjunk. </text:span><text:span text:style-name="T41">Az első gondolatok talán ezek, amikor csapatba verődnek olyan emberek, akik ezelőtt még egy szót sem beszéltek egymással. Nálunk ez nem okozott nehézséget. Szerencsére mind a hármunknak van humorérzéke és ami fontosabb, hajlandóság a közös célra. Átbeszéltük, hogy ehhez </text:span><text:span text:style-name="T42">milyen eszközök és irány szükséges.</text:span></text:p>
      <text:p text:style-name="P15"><text:s text:c="5"/><text:span text:style-name="T42">A projekt előrehaladtával kiütköztek a különbségek például az oldal színvilágát tekintve. Mindenkinek meg volt a maga meggyőződése ami mellett érvélt, </text:span><text:span text:style-name="T43">így jutottunk a jó megvalósításhoz. </text:span><text:span text:style-name="T44">Az, hogy a kezdetben külön-külön fogtunk hozzá a munkához, közelebb hozott minket egymás ízlés világához, gondolatmenetéhez, ismeretéhez. Így tudtunk egy csapatként tovább haladni. </text:span></text:p>
      <text:p text:style-name="P15"/>
      <text:p text:style-name="P15"/>
      <text:p text:style-name="P15"/>
      <text:p text:style-name="P15"/>
      <text:p text:style-name="P15"/>
      <text:p text:style-name="P15"/>
      <text:p text:style-name="P15"/>
      <text:p text:style-name="P15"/>
      <text:p text:style-name="P15"/>
      <text:p text:style-name="P15"/>
      <text:p text:style-name="P23">10</text:p>
      <text:p text:style-name="P36"><text:soft-page-break/>Összegezve</text:p>
      <text:p text:style-name="P17"/>
      <text:list text:style-name="L5">
        <text:list-item>
          <text:p text:style-name="P51">Első körben bemutattuk egymásnak az ötleteinket amivel készültünk. Nehéz lett volna választani mivel mindegyik<text:span text:style-name="T45">et a </text:span>vizsgakövetelmények<text:span text:style-name="T45">nek</text:span> <text:s/>megfelelően tudtuk volna abszolválni. Így összeraktuk <text:span text:style-name="T45">vázlatpontokba szedve amink volt. </text:span></text:p>
        </text:list-item>
        <text:list-item>
          <text:p text:style-name="P52">Az oldal szerkezete eleinte nem volt egységes, de ahogyan haladtunk előre a folyamatokban, úgy tisztult le. </text:p>
        </text:list-item>
      </text:list>
      <text:list text:style-name="L6">
        <text:list-item>
          <text:p text:style-name="P53">A<text:span text:style-name="T45">z adatbázis </text:span><text:span text:style-name="T46">a játékosok és a játékhoz tartozó adatokat tartalmazza.</text:span></text:p>
        </text:list-item>
        <text:list-item>
          <text:p text:style-name="P54">A backend összeköti az adatbázist az oldallal a Node.js használatával.</text:p>
        </text:list-item>
        <text:list-item>
          <text:p text:style-name="P54">A frontend a Vue.js alkalmazásával készült.</text:p>
        </text:list-item>
        <text:list-item>
          <text:p text:style-name="P54">Jól tudtunk csapatként funkcionálni.</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11</text:p>
      <text:p text:style-name="P37"><text:soft-page-break/>Bakik</text:p>
      <text:p text:style-name="P37"/>
      <text:p text:style-name="P19"><text:s text:c="5"/>Levezető fejezetnek pedig egy oldottabb, de számunkra tanulságos baklövések sorozatát dokumentáljuk. Olykor – így visszatekintve – komikus is lehet. <text:span text:style-name="T47">De ami biztos, hogy az ember megtanul cifrán káromkodni magában. Legalábbis így tanulókorába</text:span><text:span text:style-name="T48">n</text:span><text:span text:style-name="T47"> amikor elfelejt valahova vesszőt rakni. Eleinte viszonylag sokszor. És sok helyen. Tanulság: ha a környezet nem rak automatikusan valamiért vesszőt, zárójelet </text:span><text:span text:style-name="T48">vagy pontosvesszőt oda ahova kellene, addig tovább sem megyek amíg ezt meg nem teszem.</text:span></text:p>
      <text:p text:style-name="P19"><text:s text:c="5"/><text:span text:style-name="T52">A következő sorok a személyes tapasztalataink, amit nem korrigáltunk, hanem valóban az egyén élménye, tapasztalása, tanulsága. </text:span></text:p>
      <text:p text:style-name="P19"/>
      <text:p text:style-name="P24">Gábor:</text:p>
      <text:p text:style-name="P24"/>
      <text:p text:style-name="P24">András:</text:p>
      <text:p text:style-name="P19"/>
      <text:p text:style-name="P24">Eszter:</text:p>
      <text:p text:style-name="P55"><text:span text:style-name="T48"><text:s text:c="5"/>A footer-t készítettem. </text:span><text:span text:style-name="T50">A stílusnál beállítottam fixre a pozíciót abból a meggondolásból, hogy maradjon fixen az oldal alján. Magam sem tudom miért tettem ilyet talán csak a fáradság viccelődött az agyammal. Tehát az oldalon ahogy görgettem fel vagy le, a monitor alján fixen maradt a footer, így a görgetéssel együtt mozgott. Tíz perc után már kezdett egy kicsit frusztrálni, hogy nem tudom ennek okát, ezért korrigálni sem tudom. Húsz perc után olyanokat is próbáltam ami tudtam hogy nem használ – például ráolvasást a bibliából –, </text:span><text:span text:style-name="T51">így pihentettem a dolgot öt percig. Visszatértem a problémához és egy bizonyos idő elteltével odasétáltam az ablakhoz, kinyitottam, kezembe vettem a laptom – de csak mert eszembe jutott egy előadás a gravitációról amit anno a fizika tanárom tartott –, és arra gondoltam </text:span></text:p>
      <text:p text:style-name="P55"/>
      <text:p text:style-name="P56">12</text:p>
      <text:p text:style-name="P55"><text:soft-page-break/><text:span text:style-name="T51">kipróbálok még egy valamit. Kitöröltem a ’position: fixed;’ sort. Ez után ott funkcionált a footer ahova szántam. </text:span><text:span text:style-name="T52">Számomra ebből az a tanulság, hogy nem elég csak pár percre pihentetni valamit. Ha valami nagyon nem megy másra kell gondolni, kiszakadni az adott feladatból egy kis időre.</text:span></text:p>
      <text:p text:style-name="P19"><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hu" fo:country="H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30T16:50:54.086000000</meta:creation-date>
    <dc:date>2024-05-03T11:28:56.636000000</dc:date>
    <meta:editing-duration>PT1H46M</meta:editing-duration>
    <meta:editing-cycles>16</meta:editing-cycles>
    <meta:generator>LibreOffice/24.2.2.2$Windows_X86_64 LibreOffice_project/d56cc158d8a96260b836f100ef4b4ef25d6f1a01</meta:generator>
    <meta:document-statistic meta:table-count="0" meta:image-count="0" meta:object-count="0" meta:page-count="14" meta:paragraph-count="94" meta:word-count="2039" meta:character-count="15089" meta:non-whitespace-character-count="12999"/>
  </office:meta>
</office:document-meta>
</file>